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rbel" svg:font-family="Corbe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801cm" fo:min-width="16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4.609cm" fo:min-width="16.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4.948cm" fo:min-width="16.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027cm" fo:min-width="16.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4.496cm" fo:min-width="16.5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3.705cm" fo:min-width="16.5cm"/>
    </style:style>
    <style:style style:name="gr7" style:family="graphic" style:parent-style-name="standard">
      <style:graphic-properties svg:stroke-color="#000000" draw:fill-color="#dddddd" draw:textarea-horizontal-align="justify" draw:textarea-vertical-align="middle" draw:auto-grow-height="false" fo:min-height="0.767cm" fo:min-width="5.908cm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0.734cm" fo:min-width="5.915cm"/>
    </style:style>
    <style:style style:name="gr9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10" style:family="graphic" style:parent-style-name="standard">
      <style:graphic-properties svg:stroke-color="#000000" draw:fill-color="#dddddd" draw:textarea-horizontal-align="justify" draw:textarea-vertical-align="middle" draw:auto-grow-height="false" fo:min-height="0.734cm" fo:min-width="5.913cm"/>
    </style:style>
    <style:style style:name="gr11" style:family="graphic" style:parent-style-name="objectwithoutfill">
      <style:graphic-properties svg:stroke-color="#000000" draw:marker-start="Small_20_Arrow" draw:marker-end="" draw:marker-end-width="0.3cm" draw:fill="none" draw:fill-color="#ffffff" draw:textarea-vertical-align="middl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6.982cm" fo:min-width="16.5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3.818cm" fo:min-width="16.5cm"/>
    </style:style>
    <style:style style:name="gr14" style:family="graphic" style:parent-style-name="objectwithoutfill">
      <style:graphic-properties svg:stroke-color="#000000" draw:marker-start="" draw:marker-end="Symmetric_20_Arrow" draw:marker-end-width="0.3cm" draw:fill="none" draw:fill-color="#ffffff" draw:textarea-vertical-align="middle"/>
    </style:style>
    <style:style style:name="P1" style:family="paragraph">
      <loext:graphic-properties draw:fill-color="#ffffff"/>
      <style:paragraph-properties fo:text-align="center"/>
      <style:text-properties style:font-name="Roboto" fo:font-size="13pt"/>
    </style:style>
    <style:style style:name="P2" style:family="paragraph">
      <style:paragraph-properties fo:text-align="center"/>
      <style:text-properties style:font-name="Roboto" fo:font-size="13pt"/>
    </style:style>
    <style:style style:name="P3" style:family="paragraph">
      <loext:graphic-properties draw:fill-color="#dddddd"/>
      <style:paragraph-properties fo:text-align="center"/>
      <style:text-properties style:font-name="Roboto" fo:font-size="13pt"/>
    </style:style>
    <style:style style:name="P4" style:family="paragraph">
      <loext:graphic-properties draw:fill="none" draw:fill-color="#ffffff"/>
      <style:paragraph-properties fo:text-align="center"/>
      <style:text-properties style:font-name="Roboto"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cm" svg:height="3.051cm" svg:x="2cm" svg:y="43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7cm" svg:height="4.859cm" svg:x="2cm" svg:y="31.4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7cm" svg:height="5.198cm" svg:x="2cm" svg:y="26.0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7cm" svg:height="3.277cm" svg:x="2cm" svg:y="22.7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7cm" svg:height="4.746cm" svg:x="2cm" svg:y="17.8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7cm" svg:height="4.746cm" svg:x="2cm" svg:y="12.9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7cm" svg:height="3.955cm" svg:x="2cm" svg:y="8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7cm" svg:height="3.277cm" svg:x="2cm" svg:y="5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7cm" svg:height="3.277cm" svg:x="2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2" draw:id="id2" draw:layer="layout" svg:width="6.408cm" svg:height="1.017cm" svg:x="3.438cm" svg:y="2.139cm">
          <text:p text:style-name="P2">Pedido de Compra 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7" draw:id="id7" draw:layer="layout" svg:width="6.415cm" svg:height="0.984cm" svg:x="11.938cm" svg:y="11.405cm">
          <text:p text:style-name="P2">Lista de Ite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1" draw:id="id1" draw:layer="layout" svg:width="6.408cm" svg:height="1.017cm" svg:x="11.808cm" svg:y="3.721cm">
          <text:p text:style-name="P2">Item 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4" draw:layer="layout" svg:x1="11.808cm" svg:y1="4.229cm" svg:x2="6.642cm" svg:y2="3.156cm" draw:start-shape="id1" draw:start-glue-point="3" draw:end-shape="id2" draw:end-glue-point="2" svg:d="M11808 4229h-5166v-1073" svg:viewBox="0 0 5167 1074">
          <text:p/>
        </draw:connector>
        <draw:connector draw:style-name="gr9" draw:text-style-name="P4" draw:layer="layout" svg:x1="9.846cm" svg:y1="2.647cm" svg:x2="15.012cm" svg:y2="3.721cm" draw:start-shape="id2" draw:start-glue-point="1" draw:end-shape="id1" draw:end-glue-point="0" svg:d="M9846 2647h5166v1074" svg:viewBox="0 0 5167 1075">
          <text:p/>
        </draw:connector>
        <draw:custom-shape draw:style-name="gr10" draw:text-style-name="P3" xml:id="id5" draw:id="id5" draw:layer="layout" svg:width="6.413cm" svg:height="0.984cm" svg:x="3.57cm" svg:y="10.249cm">
          <text:p text:style-name="P2">Pedido de Compra 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3" draw:id="id3" draw:layer="layout" svg:width="6.408cm" svg:height="1.017cm" svg:x="11.808cm" svg:y="7.224cm">
          <text:p text:style-name="P2">Pedido de Compra 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4" draw:id="id4" draw:layer="layout" svg:width="6.408cm" svg:height="1.017cm" svg:x="3.438cm" svg:y="5.642cm">
          <text:p text:style-name="P2">Fornecedor 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4" draw:layer="layout" svg:x1="15.012cm" svg:y1="7.224cm" svg:x2="9.846cm" svg:y2="6.15cm" draw:start-shape="id3" draw:start-glue-point="0" draw:end-shape="id4" draw:end-glue-point="1" svg:d="M15012 7224v-1074h-5166" svg:viewBox="0 0 5167 1075">
          <text:p/>
        </draw:connector>
        <draw:custom-shape draw:style-name="gr8" draw:text-style-name="P3" xml:id="id6" draw:id="id6" draw:layer="layout" svg:width="6.415cm" svg:height="0.984cm" svg:x="11.938cm" svg:y="9.145cm">
          <text:p text:style-name="P2">Item 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4" draw:layer="layout" svg:x1="6.776cm" svg:y1="10.249cm" svg:x2="11.938cm" svg:y2="9.637cm" draw:start-shape="id5" draw:start-glue-point="0" draw:end-shape="id6" draw:end-glue-point="3" svg:d="M6776 10249v-612h5162" svg:viewBox="0 0 5163 613">
          <text:p/>
        </draw:connector>
        <draw:connector draw:style-name="gr9" draw:text-style-name="P4" draw:layer="layout" svg:x1="6.776cm" svg:y1="11.233cm" svg:x2="11.938cm" svg:y2="11.897cm" draw:start-shape="id5" draw:start-glue-point="2" draw:end-shape="id7" draw:end-glue-point="3" svg:d="M6776 11233v664h5162" svg:viewBox="0 0 5163 665">
          <text:p/>
        </draw:connector>
        <draw:custom-shape draw:style-name="gr7" draw:text-style-name="P3" xml:id="id11" draw:id="id11" draw:layer="layout" svg:width="6.408cm" svg:height="1.017cm" svg:x="11.938cm" svg:y="16.264cm">
          <text:p text:style-name="P2">Pedido de Compra 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9" draw:id="id9" draw:layer="layout" svg:width="6.408cm" svg:height="1.017cm" svg:x="3.438cm" svg:y="14.908cm">
          <text:p text:style-name="P2">Fornecedor 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10" draw:id="id10" draw:layer="layout" svg:width="6.408cm" svg:height="1.017cm" svg:x="11.938cm" svg:y="14.908cm">
          <text:p text:style-name="P2">Pedido de Compra 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8" draw:id="id8" draw:layer="layout" svg:width="6.408cm" svg:height="1.017cm" svg:x="11.938cm" svg:y="13.552cm">
          <text:p text:style-name="P2">Pedido de Compra 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4" draw:layer="layout" svg:x1="11.938cm" svg:y1="14.06cm" svg:x2="6.642cm" svg:y2="14.908cm" draw:start-shape="id8" draw:start-glue-point="3" draw:end-shape="id9" draw:end-glue-point="0" svg:d="M11938 14060h-5296v848" svg:viewBox="0 0 5297 849">
          <text:p/>
        </draw:connector>
        <draw:connector draw:style-name="gr9" draw:text-style-name="P4" draw:layer="layout" svg:x1="11.938cm" svg:y1="15.416cm" svg:x2="9.846cm" svg:y2="15.416cm" draw:start-shape="id10" draw:start-glue-point="3" draw:end-shape="id9" draw:end-glue-point="1" svg:d="M11938 15416h-2092" svg:viewBox="0 0 2093 1">
          <text:p/>
        </draw:connector>
        <draw:connector draw:style-name="gr9" draw:text-style-name="P4" draw:layer="layout" svg:x1="11.938cm" svg:y1="16.772cm" svg:x2="6.642cm" svg:y2="15.925cm" draw:start-shape="id11" draw:start-glue-point="3" draw:end-shape="id9" draw:end-glue-point="2" svg:d="M11938 16772h-5296v-847" svg:viewBox="0 0 5297 848">
          <text:p/>
        </draw:connector>
        <draw:custom-shape draw:style-name="gr7" draw:text-style-name="P3" xml:id="id13" draw:id="id13" draw:layer="layout" svg:width="6.408cm" svg:height="1.017cm" svg:x="3.438cm" svg:y="18.185cm">
          <text:p text:style-name="P2">Pedido de Compra 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12" draw:id="id12" draw:layer="layout" svg:width="6.408cm" svg:height="1.017cm" svg:x="11.808cm" svg:y="19.654cm">
          <text:p text:style-name="P2">Item 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4" draw:layer="layout" svg:x1="15.012cm" svg:y1="19.654cm" svg:x2="9.846cm" svg:y2="18.693cm" draw:start-shape="id12" draw:start-glue-point="0" draw:end-shape="id13" draw:end-glue-point="1" svg:d="M15012 19654v-961h-5166" svg:viewBox="0 0 5167 962">
          <text:p/>
        </draw:connector>
        <draw:custom-shape draw:style-name="gr7" draw:text-style-name="P3" xml:id="id14" draw:id="id14" draw:layer="layout" svg:width="6.408cm" svg:height="1.017cm" svg:x="3.438cm" svg:y="19.654cm">
          <text:p text:style-name="P2">Pedido de Compra 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15" draw:id="id15" draw:layer="layout" svg:width="6.408cm" svg:height="1.017cm" svg:x="3.438cm" svg:y="21.123cm">
          <text:p text:style-name="P2">Nenhum Pedid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4" draw:layer="layout" svg:x1="11.808cm" svg:y1="20.162cm" svg:x2="9.846cm" svg:y2="20.162cm" draw:start-shape="id12" draw:start-glue-point="3" draw:end-shape="id14" svg:d="M11808 20162h-1962" svg:viewBox="0 0 1963 1">
          <text:p/>
        </draw:connector>
        <draw:connector draw:style-name="gr9" draw:text-style-name="P4" draw:layer="layout" svg:x1="15.012cm" svg:y1="20.671cm" svg:x2="9.846cm" svg:y2="21.631cm" draw:start-shape="id12" draw:start-glue-point="2" draw:end-shape="id15" draw:end-glue-point="1" svg:d="M15012 20671v960h-5166" svg:viewBox="0 0 5167 961">
          <text:p/>
        </draw:connector>
        <draw:custom-shape draw:style-name="gr7" draw:text-style-name="P3" xml:id="id19" draw:id="id19" draw:layer="layout" svg:width="6.408cm" svg:height="1.017cm" svg:x="11.938cm" svg:y="34.683cm">
          <text:p text:style-name="P2">Item 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17" draw:id="id17" draw:layer="layout" svg:width="6.408cm" svg:height="1.017cm" svg:x="3.438cm" svg:y="33.327cm">
          <text:p text:style-name="P2">Fornecedor 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18" draw:id="id18" draw:layer="layout" svg:width="6.408cm" svg:height="1.017cm" svg:x="11.938cm" svg:y="33.327cm">
          <text:p text:style-name="P2">Item 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16" draw:id="id16" draw:layer="layout" svg:width="6.408cm" svg:height="1.017cm" svg:x="11.938cm" svg:y="31.971cm">
          <text:p text:style-name="P2">Item 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4" draw:layer="layout" svg:x1="11.938cm" svg:y1="32.479cm" svg:x2="6.642cm" svg:y2="33.327cm" draw:start-shape="id16" draw:start-glue-point="3" draw:end-shape="id17" draw:end-glue-point="0" svg:d="M11938 32479h-5296v848" svg:viewBox="0 0 5297 849">
          <text:p/>
        </draw:connector>
        <draw:connector draw:style-name="gr11" draw:text-style-name="P4" draw:layer="layout" svg:x1="11.938cm" svg:y1="33.835cm" svg:x2="9.846cm" svg:y2="33.835cm" draw:start-shape="id18" draw:start-glue-point="3" draw:end-shape="id17" draw:end-glue-point="1" svg:d="M11938 33835h-2092" svg:viewBox="0 0 2093 1">
          <text:p/>
        </draw:connector>
        <draw:connector draw:style-name="gr11" draw:text-style-name="P4" draw:layer="layout" svg:x1="11.938cm" svg:y1="35.191cm" svg:x2="6.642cm" svg:y2="34.344cm" draw:start-shape="id19" draw:start-glue-point="3" draw:end-shape="id17" draw:end-glue-point="2" svg:d="M11938 35191h-5296v-847" svg:viewBox="0 0 5297 848">
          <text:p/>
        </draw:connector>
        <draw:custom-shape draw:style-name="gr7" draw:text-style-name="P3" xml:id="id20" draw:id="id20" draw:layer="layout" svg:width="6.408cm" svg:height="1.017cm" svg:x="11.808cm" svg:y="24.626cm">
          <text:p text:style-name="P2">Item 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21" draw:id="id21" draw:layer="layout" svg:width="6.408cm" svg:height="1.017cm" svg:x="3.438cm" svg:y="23.044cm">
          <text:p text:style-name="P2">Fornecedor 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4" draw:layer="layout" svg:x1="15.012cm" svg:y1="24.626cm" svg:x2="9.846cm" svg:y2="23.552cm" draw:start-shape="id20" draw:start-glue-point="0" draw:end-shape="id21" draw:end-glue-point="1" svg:d="M15012 24626v-1074h-5166" svg:viewBox="0 0 5167 1075">
          <text:p/>
        </draw:connector>
        <draw:custom-shape draw:style-name="gr7" draw:text-style-name="P3" xml:id="id22" draw:id="id22" draw:layer="layout" svg:width="6.408cm" svg:height="1.017cm" svg:x="11.808cm" svg:y="28.129cm">
          <text:p text:style-name="P2">Item 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23" draw:id="id23" draw:layer="layout" svg:width="6.408cm" svg:height="1.017cm" svg:x="3.438cm" svg:y="26.547cm">
          <text:p text:style-name="P2">Fornecedor 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4" draw:layer="layout" svg:x1="15.012cm" svg:y1="28.129cm" svg:x2="9.846cm" svg:y2="27.055cm" draw:start-shape="id22" draw:start-glue-point="0" draw:end-shape="id23" draw:end-glue-point="1" svg:d="M15012 28129v-1074h-5166" svg:viewBox="0 0 5167 1075">
          <text:p/>
        </draw:connector>
        <draw:custom-shape draw:style-name="gr7" draw:text-style-name="P3" xml:id="id24" draw:id="id24" draw:layer="layout" svg:width="6.408cm" svg:height="1.017cm" svg:x="3.438cm" svg:y="28.129cm">
          <text:p text:style-name="P2">Fornecedor 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25" draw:id="id25" draw:layer="layout" svg:width="6.408cm" svg:height="1.017cm" svg:x="3.438cm" svg:y="29.824cm">
          <text:p text:style-name="P2">Fornecedor 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4" draw:layer="layout" svg:x1="9.846cm" svg:y1="28.637cm" svg:x2="11.808cm" svg:y2="28.637cm" draw:start-shape="id24" draw:start-glue-point="1" draw:end-shape="id22" draw:end-glue-point="3" svg:d="M9846 28637h1962" svg:viewBox="0 0 1963 1">
          <text:p/>
        </draw:connector>
        <draw:connector draw:style-name="gr9" draw:text-style-name="P4" draw:layer="layout" svg:x1="9.846cm" svg:y1="30.332cm" svg:x2="15.012cm" svg:y2="29.146cm" draw:start-shape="id25" draw:start-glue-point="1" draw:end-shape="id22" draw:end-glue-point="2" svg:d="M9846 30332h5166v-1186" svg:viewBox="0 0 5167 1187">
          <text:p/>
        </draw:connector>
        <draw:custom-shape draw:style-name="gr12" draw:text-style-name="P1" draw:layer="layout" svg:width="17cm" svg:height="7.232cm" svg:x="2cm" svg:y="36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31" draw:id="id31" draw:layer="layout" svg:width="6.413cm" svg:height="0.984cm" svg:x="3.57cm" svg:y="38.073cm">
          <text:p text:style-name="P2">Pedido de Compra 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30" draw:id="id30" draw:layer="layout" svg:width="6.415cm" svg:height="0.984cm" svg:x="11.938cm" svg:y="36.717cm">
          <text:p text:style-name="P2">Nota fisca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27" draw:id="id27" draw:layer="layout" svg:width="6.413cm" svg:height="0.984cm" svg:x="3.57cm" svg:y="40.898cm">
          <text:p text:style-name="P2">Pedido de Compra 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29" draw:id="id29" draw:layer="layout" svg:width="6.415cm" svg:height="0.984cm" svg:x="11.938cm" svg:y="39.542cm">
          <text:p text:style-name="P2">Nota fiscal 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26" draw:id="id26" draw:layer="layout" svg:width="6.415cm" svg:height="0.984cm" svg:x="11.938cm" svg:y="40.898cm">
          <text:p text:style-name="P2">Nota fiscal 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28" draw:id="id28" draw:layer="layout" svg:width="6.415cm" svg:height="0.984cm" svg:x="11.938cm" svg:y="42.254cm">
          <text:p text:style-name="P2">Nota fiscal 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4" draw:layer="layout" svg:x1="11.938cm" svg:y1="41.39cm" svg:x2="9.983cm" svg:y2="41.39cm" draw:start-shape="id26" draw:start-glue-point="3" draw:end-shape="id27" draw:end-glue-point="1" svg:d="M11938 41390h-1955" svg:viewBox="0 0 1956 1">
          <text:p/>
        </draw:connector>
        <draw:connector draw:style-name="gr9" draw:text-style-name="P4" draw:layer="layout" svg:x1="11.938cm" svg:y1="42.746cm" svg:x2="6.776cm" svg:y2="41.882cm" draw:start-shape="id28" draw:start-glue-point="3" draw:end-shape="id27" draw:end-glue-point="2" svg:d="M11938 42746h-5162v-864" svg:viewBox="0 0 5163 865">
          <text:p/>
        </draw:connector>
        <draw:connector draw:style-name="gr9" draw:text-style-name="P4" draw:layer="layout" svg:x1="11.938cm" svg:y1="40.034cm" svg:x2="6.776cm" svg:y2="40.898cm" draw:start-shape="id29" draw:start-glue-point="3" draw:end-shape="id27" draw:end-glue-point="0" svg:d="M11938 40034h-5162v864" svg:viewBox="0 0 5163 865">
          <text:p/>
        </draw:connector>
        <draw:custom-shape draw:style-name="gr10" draw:text-style-name="P3" xml:id="id33" draw:id="id33" draw:layer="layout" svg:width="6.413cm" svg:height="0.984cm" svg:x="3.57cm" svg:y="45.418cm">
          <text:p text:style-name="P2">Pedido de Compra 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32" draw:id="id32" draw:layer="layout" svg:width="6.415cm" svg:height="0.984cm" svg:x="11.938cm" svg:y="44.062cm">
          <text:p text:style-name="P2">Nota fiscal 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4" draw:layer="layout" svg:x1="11.938cm" svg:y1="37.209cm" svg:x2="6.776cm" svg:y2="38.073cm" draw:start-shape="id30" draw:start-glue-point="3" draw:end-shape="id31" draw:end-glue-point="0" svg:d="M11938 37209h-5162v864" svg:viewBox="0 0 5163 865">
          <text:p/>
        </draw:connector>
        <draw:connector draw:style-name="gr9" draw:text-style-name="P4" draw:layer="layout" svg:x1="11.938cm" svg:y1="44.554cm" svg:x2="6.776cm" svg:y2="45.418cm" draw:start-shape="id32" draw:start-glue-point="3" draw:end-shape="id33" draw:end-glue-point="0" svg:d="M11938 44554h-5162v864" svg:viewBox="0 0 5163 865">
          <text:p/>
        </draw:connector>
        <draw:custom-shape draw:style-name="gr13" draw:text-style-name="P1" draw:layer="layout" svg:width="17cm" svg:height="4.068cm" svg:x="2cm" svg:y="54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7cm" svg:height="7.232cm" svg:x="2cm" svg:y="46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39" draw:id="id39" draw:layer="layout" svg:width="6.413cm" svg:height="0.984cm" svg:x="3.57cm" svg:y="48.582cm">
          <text:p text:style-name="P2">Nota Fisca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38" draw:id="id38" draw:layer="layout" svg:width="6.415cm" svg:height="0.984cm" svg:x="11.938cm" svg:y="47.226cm">
          <text:p text:style-name="P2">Item 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35" draw:id="id35" draw:layer="layout" svg:width="6.413cm" svg:height="0.984cm" svg:x="3.57cm" svg:y="51.407cm">
          <text:p text:style-name="P2">Nota Fisca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37" draw:id="id37" draw:layer="layout" svg:width="6.415cm" svg:height="0.984cm" svg:x="11.938cm" svg:y="50.051cm">
          <text:p text:style-name="P2">Item 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34" draw:id="id34" draw:layer="layout" svg:width="6.415cm" svg:height="0.984cm" svg:x="11.938cm" svg:y="51.407cm">
          <text:p text:style-name="P2">Item 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36" draw:id="id36" draw:layer="layout" svg:width="6.415cm" svg:height="0.984cm" svg:x="11.938cm" svg:y="52.763cm">
          <text:p text:style-name="P2">Item 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4" draw:layer="layout" svg:x1="11.938cm" svg:y1="51.899cm" svg:x2="9.983cm" svg:y2="51.899cm" draw:start-shape="id34" draw:start-glue-point="3" draw:end-shape="id35" draw:end-glue-point="1" svg:d="M11938 51899h-1955" svg:viewBox="0 0 1956 1">
          <text:p/>
        </draw:connector>
        <draw:connector draw:style-name="gr11" draw:text-style-name="P4" draw:layer="layout" svg:x1="11.938cm" svg:y1="53.255cm" svg:x2="6.776cm" svg:y2="52.391cm" draw:start-shape="id36" draw:start-glue-point="3" draw:end-shape="id35" draw:end-glue-point="2" svg:d="M11938 53255h-5162v-864" svg:viewBox="0 0 5163 865">
          <text:p/>
        </draw:connector>
        <draw:connector draw:style-name="gr11" draw:text-style-name="P4" draw:layer="layout" svg:x1="11.938cm" svg:y1="50.543cm" svg:x2="6.776cm" svg:y2="51.407cm" draw:start-shape="id37" draw:start-glue-point="3" draw:end-shape="id35" draw:end-glue-point="0" svg:d="M11938 50543h-5162v864" svg:viewBox="0 0 5163 865">
          <text:p/>
        </draw:connector>
        <draw:connector draw:style-name="gr11" draw:text-style-name="P4" draw:layer="layout" svg:x1="11.938cm" svg:y1="47.718cm" svg:x2="6.776cm" svg:y2="48.582cm" draw:start-shape="id38" draw:start-glue-point="3" draw:end-shape="id39" draw:end-glue-point="0" svg:d="M11938 47718h-5162v864" svg:viewBox="0 0 5163 865">
          <text:p/>
        </draw:connector>
        <draw:custom-shape draw:style-name="gr10" draw:text-style-name="P3" xml:id="id41" draw:id="id41" draw:layer="layout" svg:width="6.413cm" svg:height="0.984cm" svg:x="3.57cm" svg:y="56.831cm">
          <text:p text:style-name="P2">Nota Fisca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40" draw:id="id40" draw:layer="layout" svg:width="6.415cm" svg:height="0.984cm" svg:x="11.938cm" svg:y="55.475cm">
          <text:p text:style-name="P2">Item 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4" draw:layer="layout" svg:x1="11.938cm" svg:y1="55.967cm" svg:x2="6.776cm" svg:y2="56.831cm" draw:start-shape="id40" draw:start-glue-point="3" draw:end-shape="id41" draw:end-glue-point="0" svg:d="M11938 55967h-5162v864" svg:viewBox="0 0 5163 86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rbel" svg:font-family="Corbe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6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5T12:31:04.116180914</meta:creation-date>
    <dc:date>2019-09-25T15:18:22.705290498</dc:date>
    <meta:editing-duration>PT1H34M1S</meta:editing-duration>
    <meta:editing-cycles>9</meta:editing-cycles>
    <meta:generator>LibreOffice/6.0.7.3$Linux_X86_64 LibreOffice_project/00m0$Build-3</meta:generator>
    <meta:document-statistic meta:object-count="81"/>
  </office:meta>
</office:document-meta>
</file>